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1-02">
            <text:p>02/01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4">
            <text:p>64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792">
            <text:p>1,792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89">
            <text:p>0.89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791.11">
            <text:p>1,791.11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2-12-27">
            <text:p>27/12/2022</text:p>
          </table:table-cell>
          <table:table-cell table:style-name="ce20" office:value-type="date" office:date-value="2023-01-02">
            <text:p>02/01/2023</text:p>
          </table:table-cell>
          <table:table-cell table:style-name="ce28"/>
          <table:table-cell table:style-name="ce34"/>
          <table:table-cell table:style-name="ce39" office:value-type="float" office:value="549.97">
            <text:p>549.97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2-12-27">
            <text:p>27/12/2022</text:p>
          </table:table-cell>
          <table:table-cell table:style-name="ce20" office:value-type="date" office:date-value="2023-01-03">
            <text:p>03/01/2023</text:p>
          </table:table-cell>
          <table:table-cell table:style-name="ce28"/>
          <table:table-cell table:style-name="ce34"/>
          <table:table-cell table:style-name="ce39" office:value-type="float" office:value="531.05">
            <text:p>531.05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2-12-27">
            <text:p>27/12/2022</text:p>
          </table:table-cell>
          <table:table-cell table:style-name="ce20" office:value-type="date" office:date-value="2023-01-03">
            <text:p>03/01/2023</text:p>
          </table:table-cell>
          <table:table-cell table:style-name="ce28"/>
          <table:table-cell table:style-name="ce34"/>
          <table:table-cell table:style-name="ce39" office:value-type="float" office:value="710.09">
            <text:p>710.09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2-12-27">
            <text:p>27/12/2022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49.97">
            <text:p>549.97 </text:p>
          </table:table-cell>
          <table:table-cell table:style-name="ce52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2-12-27">
            <text:p>27/12/2022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531.05">
            <text:p>531.05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2-12-27">
            <text:p>27/12/2022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710.09">
            <text:p>710.09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date" office:date-value="1899-12-30">
            <text:p>30/12/1899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792">
            <text:p>1,792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7">27/12/2022</text:date>, <text:time>08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7T08:23:29.05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